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7600000EDD497AA9C7.svm" manifest:media-type=""/>
  <manifest:file-entry manifest:full-path="Pictures/20000002000001E3000000D1F910020E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c|c}&#10;A&amp;B&amp;C&amp;Z\\&#10;\hline&#10;0&amp;0&amp;0&amp;1\\&#10;0&amp;0&amp;1&amp;0\\&#10;0&amp;1&amp;0&amp;0\\&#10;0&amp;1&amp;1&amp;0\\&#10;1&amp;0&amp;0&amp;0\\&#10;1&amp;0&amp;1&amp;0\\&#10;1&amp;1&amp;0&amp;0\\&#10;1&amp;1&amp;1&amp;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626cm" svg:x="0.274cm" svg:y="0.265cm">
          <draw:image xlink:href="Pictures/20000002000001E3000000D1F910020E.eps" xlink:type="simple" xlink:show="embed" xlink:actuate="onLoad">
            <text:p/>
          </draw:image>
        </draw:frame>
        <draw:frame draw:style-name="gr2" draw:layer="layout" svg:width="0.455cm" svg:height="0.388cm" svg:x="0.706cm" svg:y="0.3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0.694cm" svg:y="0.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34cm" svg:height="0.388cm" svg:x="0.717cm" svg:y="1.4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5cm" svg:height="0.388cm" svg:x="0.682cm" svg:y="2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55cm" svg:height="0.388cm" svg:x="0.707cm" svg:y="2.8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34cm" svg:height="0.388cm" svg:x="0.717cm" svg:y="3.32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875cm" svg:height="0.388cm" svg:x="2.825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576cm" svg:height="0.388cm" svg:x="5.045cm" svg:y="2.81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54cm" svg:height="0.388cm" svg:x="2.399cm" svg:y="2.6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.841cm" svg:height="2.876cm" svg:x="6.742cm" svg:y="0.698cm">
          <draw:image xlink:href="Pictures/2000000100000A7600000EDD497AA9C7.svm" xlink:type="simple" xlink:show="embed" xlink:actuate="onLoad">
            <text:p/>
          </draw:image>
        </draw:frame>
        <draw:frame draw:style-name="gr4" draw:text-style-name="P3" draw:layer="layout" svg:width="0.937cm" svg:height="0.911cm" svg:x="2.4cm" svg:y="1.54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3" draw:layer="layout" svg:width="1.2cm" svg:height="0.911cm" svg:x="2.324cm" svg:y="3.097cm">
          <draw:text-box>
            <text:p text:style-name="P2"><text:span text:style-name="T1">(</text:span><text:span text:style-name="T2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31T16:19:12</dc:date>
    <dc:creator>kkk </dc:creator>
    <meta:editing-duration>PT14H34M9S</meta:editing-duration>
    <meta:editing-cycles>64</meta:editing-cycles>
    <meta:generator>LibreOffice/3.3$Linux LibreOffice_project/330m19$Build-401</meta:generator>
    <meta:document-statistic meta:object-count="13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C</mi>
    <annotation encoding="StarMath 5.0">C</annotation>
  </semantics>
</math>
</file>

<file path=Object 7/content.xml><?xml version="1.0" encoding="utf-8"?>
<math xmlns="http://www.w3.org/1998/Math/MathML">
  <semantics>
    <mrow>
      <mover accent="true">
        <mrow>
          <mrow>
            <mi>A</mi>
            <mo stretchy="false">+</mo>
            <mi>B</mi>
          </mrow>
          <mo stretchy="false">+</mo>
          <mi>C</mi>
        </mrow>
        <mo>¯</mo>
      </mover>
      <mo stretchy="false">=</mo>
      <mrow>
        <mrow>
          <mover accent="true">
            <mi>A</mi>
            <mo>¯</mo>
          </mover>
          <mo stretchy="false">⋅</mo>
          <mover accent="true">
            <mi>B</mi>
            <mo>¯</mo>
          </mover>
        </mrow>
        <mo stretchy="false">⋅</mo>
        <mover accent="true">
          <mi>C</mi>
          <mo>¯</mo>
        </mover>
      </mrow>
    </mrow>
    <annotation encoding="StarMath 5.0">overline{A+B+C}=overline{A} cdot overline{B} cdot overline{C}</annotation>
  </semantics>
</math>
</file>

<file path=Object 8/content.xml><?xml version="1.0" encoding="utf-8"?>
<math xmlns="http://www.w3.org/1998/Math/MathML">
  <semantics>
    <mover accent="true">
      <mrow>
        <mrow>
          <mi>A</mi>
          <mo stretchy="false">+</mo>
          <mi>B</mi>
        </mrow>
        <mo stretchy="false">+</mo>
        <mi>C</mi>
      </mrow>
      <mo>¯</mo>
    </mover>
    <annotation encoding="StarMath 5.0">overline{A+B+C}</annotation>
  </semantics>
</math>
</file>

<file path=Object 9/content.xml><?xml version="1.0" encoding="utf-8"?>
<math xmlns="http://www.w3.org/1998/Math/MathML">
  <semantics>
    <mrow>
      <mrow>
        <mi>A</mi>
        <mo stretchy="false">+</mo>
        <mi>B</mi>
      </mrow>
      <mo stretchy="false">+</mo>
      <mi>C</mi>
    </mrow>
    <annotation encoding="StarMath 5.0">A+B+C</annotation>
  </semantics>
</math>
</file>